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noten 3 : ABSSensor</text:p>
      <text:p text:style-name="Standard">Knoten 4: Master Knoten für Messunge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9T17:57:37</meta:creation-date>
    <dc:date>2012-06-19T17:58:07</dc:date>
    <meta:editing-duration>P0D</meta:editing-duration>
    <meta:editing-cycles>1</meta:editing-cycles>
    <meta:generator>LibreOffice/3.5$Linux_X86_64 LibreOffice_project/350m1$Build-2</meta:generator>
    <meta:document-statistic meta:table-count="0" meta:image-count="0" meta:object-count="0" meta:page-count="1" meta:paragraph-count="2" meta:word-count="10" meta:character-count="57" meta:non-whitespace-character-count="49"/>
  </office:meta>
</office:document-meta>
</file>